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formula="of:=[.B2]*[.D2]/([.D2]+[.E2])+[.C2]*[.E2]/([.E2]+[.D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table:formula="of:=[.B3]*[.D3]/([.D3]+[.E3])+[.C3]*[.E3]/([.E3]+[.D3])"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3500" calcext:value-type="float">
            <text:p>3500</text:p>
          </table:table-cell>
          <table:table-cell office:value-type="float" office:value="500" calcext:value-type="float">
            <text:p>500</text:p>
          </table:table-cell>
          <table:table-cell table:formula="of:=[.B4]*[.D4]/([.D4]+[.E4])+[.C4]*[.E4]/([.E4]+[.D4])"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table:formula="of:=[.B5]*[.D5]/([.D5]+[.E5])+[.C5]*[.E5]/([.E5]+[.D5])" office:value-type="float" office:value="91.4285714285714" calcext:value-type="float">
            <text:p>91.4285714285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table:formula="of:=[.B6]*[.D6]/([.D6]+[.E6])+[.C6]*[.E6]/([.E6]+[.D6])" office:value-type="float" office:value="110.105263157895" calcext:value-type="float">
            <text:p>110.1052631578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formula="of:=[.B7]*[.D7]/([.D7]+[.E7])+[.C7]*[.E7]/([.E7]+[.D7]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table:formula="of:=[.B8]*[.D8]/([.D8]+[.E8])+[.C8]*[.E8]/([.E8]+[.D8])" office:value-type="float" office:value="147.5" calcext:value-type="float">
            <text:p>14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B9]*[.D9]/([.D9]+[.E9])+[.C9]*[.E9]/([.E9]+[.D9]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900" calcext:value-type="float">
            <text:p>900</text:p>
          </table:table-cell>
          <table:table-cell table:formula="of:=[.B10]*[.D10]/([.D10]+[.E10])+[.C10]*[.E10]/([.E10]+[.D10]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1200" calcext:value-type="float">
            <text:p>1200</text:p>
          </table:table-cell>
          <table:table-cell table:formula="of:=[.B11]*[.D11]/([.D11]+[.E11])+[.C11]*[.E11]/([.E11]+[.D11])" office:value-type="float" office:value="183.68" calcext:value-type="float">
            <text:p>183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formula="of:=[.B12]*[.D12]/([.D12]+[.E12])+[.C12]*[.E12]/([.E12]+[.D12])" office:value-type="float" office:value="217.666666666667" calcext:value-type="float">
            <text:p>217.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8:27:48.843197267</meta:creation-date>
    <dc:date>2021-12-17T16:07:18.792496224</dc:date>
    <meta:editing-duration>PT21H39M26S</meta:editing-duration>
    <meta:editing-cycles>8</meta:editing-cycles>
    <meta:generator>LibreOffice/6.4.7.2$Linux_X86_64 LibreOffice_project/40$Build-2</meta:generator>
    <meta:document-statistic meta:table-count="1" meta:cell-count="67" meta:object-count="0"/>
  </office:meta>
</office:document-meta>
</file>